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fcd4d1" draw:textarea-horizontal-align="justify" draw:textarea-vertical-align="middle" draw:auto-grow-height="false" fo:min-height="0.512cm" fo:min-width="3.422cm"/>
    </style:style>
    <style:style style:name="gr14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5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6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standard">
      <style:graphic-properties draw:stroke="none" svg:stroke-color="#000000" draw:fill="none" draw:fill-color="#ffffff" fo:min-height="0.412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ST or Skim 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3.32cm 7.0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7.1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733cm" svg:y="9.9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815cm" svg:y="11.6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10.3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739cm" svg:y1="8.272cm" svg:x2="12.301cm" svg:y2="9.963cm" draw:start-shape="id3" draw:start-glue-point="6" draw:end-shape="id4" draw:end-glue-point="4" svg:d="M15739 8272v502l-3438 688v501" svg:viewBox="0 0 3439 1692">
          <text:p/>
        </draw:connector>
        <draw:connector draw:style-name="gr3" draw:text-style-name="P4" draw:layer="layout" draw:type="lines" svg:x1="15.739cm" svg:y1="8.272cm" svg:x2="18.251cm" svg:y2="10.363cm" draw:start-shape="id3" draw:start-glue-point="6" draw:end-shape="id5" draw:end-glue-point="4" svg:d="M15739 8272v502l2512 1087v502" svg:viewBox="0 0 2513 2092">
          <text:p/>
        </draw:connector>
        <draw:connector draw:style-name="gr3" draw:text-style-name="P4" draw:layer="layout" draw:type="lines" svg:x1="12.301cm" svg:y1="10.725cm" svg:x2="12.292cm" svg:y2="11.624cm" draw:start-shape="id4" draw:start-glue-point="6" draw:end-shape="id6" draw:end-glue-point="4" svg:d="M12301 10725v502l-9-105v502" svg:viewBox="0 0 10 900">
          <text:p/>
        </draw:connector>
        <draw:connector draw:style-name="gr3" draw:text-style-name="P4" draw:layer="layout" draw:type="lines" svg:x1="12.292cm" svg:y1="13.065cm" svg:x2="13.481cm" svg:y2="14.315cm" draw:start-shape="id6" draw:start-glue-point="6" draw:end-shape="id7" draw:end-glue-point="4" svg:d="M12292 13065v501l1189 248v501" svg:viewBox="0 0 1190 1251">
          <text:p/>
        </draw:connector>
        <draw:connector draw:style-name="gr3" draw:text-style-name="P4" draw:layer="layout" draw:type="lines" svg:x1="18.251cm" svg:y1="11.986cm" svg:x2="13.481cm" svg:y2="14.315cm" draw:start-shape="id5" draw:start-glue-point="6" draw:end-shape="id7" draw:end-glue-point="4" svg:d="M18251 11986v501l-4770 1327v501" svg:viewBox="0 0 4771 2330">
          <text:p/>
        </draw:connector>
        <draw:g xml:id="id8" draw:id="id8">
          <draw:custom-shape draw:style-name="gr7" draw:text-style-name="P5" xml:id="id7" draw:id="id7" draw:layer="layout" svg:width="3.136cm" svg:height="0.762cm" svg:x="11.913cm" svg:y="14.315cm">
            <text:p text:style-name="P1"><text:span text:style-name="T1">qa</text:span><text:span text:style-name="T1">C</text:span><text:span text:style-name="T1">ut.</text:span><text:span text:style-name="T1">gr</text:span><text:span text:style-name="T1">oo</text:span><text:span text:style-name="T1">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2.676cm" svg:y="15.077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543cm" svg:y="16.0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3.481cm" svg:y1="15.966cm" svg:x2="14.543cm" svg:y2="16.85cm" draw:start-shape="id8" draw:start-glue-point="2" draw:end-shape="id9" draw:end-glue-point="5" svg:d="M13481 15966v514l561 370h501" svg:viewBox="0 0 1063 885">
          <text:p/>
        </draw:connector>
        <draw:g xml:id="id16" draw:id="id16">
          <draw:custom-shape draw:style-name="gr12" draw:text-style-name="P5" draw:layer="layout" svg:width="3.922cm" svg:height="0.762cm" svg:x="3.759cm" svg:y="9.79cm">
            <text:p text:style-name="P1"><text:span text:style-name="T1">monitorPlot.groo</text:span><text:span text:style-name="T1">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5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3" draw:text-style-name="P6" xml:id="id17" draw:id="id17" draw:layer="layout" svg:width="3.922cm" svg:height="0.762cm" svg:x="3.876cm" svg:y="19.7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46cm" svg:x2="5.841cm" svg:y2="17.018cm" draw:start-shape="id10" draw:start-glue-point="6" draw:end-shape="id11" draw:end-glue-point="4" svg:d="M5824 11460v514l17 4542v502" svg:viewBox="0 0 18 5559">
          <text:p/>
        </draw:connector>
        <draw:connector draw:style-name="gr3" draw:text-style-name="P4" draw:layer="layout" draw:type="lines" svg:x1="13.438cm" svg:y1="15.966cm" svg:x2="5.841cm" svg:y2="17.018cm" draw:start-shape="id12" draw:start-glue-point="6" draw:end-shape="id11" draw:end-glue-point="4" svg:d="M13438 15966v514l-7597 36v502" svg:viewBox="0 0 7598 1053">
          <text:p/>
        </draw:connector>
        <draw:g>
          <draw:custom-shape draw:style-name="gr14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8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9" draw:text-style-name="P4" draw:layer="layout" svg:x1="1.689cm" svg:y1="26.416cm" svg:x2="2.737cm" svg:y2="26.416cm">
            <text:p/>
          </draw:line>
          <draw:frame draw:style-name="gr20" draw:text-style-name="P8" draw:layer="layout" svg:width="4.064cm" svg:height="0.762cm" svg:x="3.032cm" svg:y="22.082cm">
            <draw:text-box>
              <text:p><text:span text:style-name="T2">data file</text:span></text:p>
            </draw:text-box>
          </draw:frame>
          <draw:frame draw:style-name="gr21" draw:text-style-name="P8" draw:layer="layout" svg:width="8.001cm" svg:height="0.662cm" svg:x="3.032cm" svg:y="22.682cm">
            <draw:text-box>
              <text:p><text:span text:style-name="T2">run by </text:span><text:span text:style-name="T2">exeSlurm.</text:span><text:span text:style-name="T2">$</text:span><text:span text:style-name="T2">{dataset}.</text:span><text:span text:style-name="T2">sh (uses </text:span><text:span text:style-name="T2">Slurm)</text:span></text:p>
            </draw:text-box>
          </draw:frame>
          <draw:frame draw:style-name="gr21" draw:text-style-name="P8" draw:layer="layout" svg:width="8.001cm" svg:height="0.662cm" svg:x="3.033cm" svg:y="23.282cm">
            <draw:text-box>
              <text:p><text:span text:style-name="T2">run by </text:span><text:span text:style-name="T2">exeTimeli</text:span><text:span text:style-name="T2">ne.$</text:span><text:span text:style-name="T2">{dataset}.</text:span><text:span text:style-name="T2">sh</text:span></text:p>
            </draw:text-box>
          </draw:frame>
          <draw:frame draw:style-name="gr21" draw:text-style-name="P8" draw:layer="layout" svg:width="8.001cm" svg:height="0.662cm" svg:x="3.034cm" svg:y="23.882cm">
            <draw:text-box>
              <text:p><text:span text:style-name="T2">run </text:span><text:span text:style-name="T2">manually</text:span></text:p>
            </draw:text-box>
          </draw:frame>
          <draw:frame draw:style-name="gr21" draw:text-style-name="P8" draw:layer="layout" svg:width="8.001cm" svg:height="0.662cm" svg:x="3.035cm" svg:y="24.582cm">
            <draw:text-box>
              <text:p><text:span text:style-name="T2">denotes </text:span><text:span text:style-name="T2">generatio</text:span><text:span text:style-name="T2">n of </text:span><text:span text:style-name="T2">timeline </text:span><text:span text:style-name="T2">hipo files</text:span></text:p>
            </draw:text-box>
          </draw:frame>
          <draw:frame draw:style-name="gr21" draw:text-style-name="P8" draw:layer="layout" svg:width="8.001cm" svg:height="0.662cm" svg:x="3.036cm" svg:y="25.382cm">
            <draw:text-box>
              <text:p><text:span text:style-name="T2">operation</text:span><text:span text:style-name="T2">al path</text:span></text:p>
            </draw:text-box>
          </draw:frame>
          <draw:frame draw:style-name="gr21" draw:text-style-name="P8" draw:layer="layout" svg:width="8.001cm" svg:height="0.662cm" svg:x="3.037cm" svg:y="26.082cm">
            <draw:text-box>
              <text:p><text:span text:style-name="T2">deprecate</text:span><text:span text:style-name="T2">d path</text:span></text:p>
            </draw:text-box>
          </draw:frame>
          <draw:custom-shape draw:style-name="gr22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0" xml:id="id13" draw:id="id13" draw:layer="layout" svg:width="6.477cm" svg:height="2.662cm" svg:x="7.931cm" svg:y="1.254cm">
          <text:p text:style-name="P9"><text:span text:style-name="T1">outdat/data_table_$</text:span><text:span text:style-name="T1">{run}.dat</text:span></text:p>
          <text:p text:style-name="P9"><text:span text:style-name="T1">outmon/monitor_$</text:span><text:span text:style-name="T1">{run}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7.134cm" draw:start-shape="id14" draw:start-glue-point="5" draw:end-shape="id15" draw:end-glue-point="4" svg:d="M8747 5572h-501l-2512 1061v501" svg:viewBox="0 0 3014 1563">
          <text:p/>
        </draw:connector>
        <draw:connector draw:style-name="gr3" draw:text-style-name="P4" draw:layer="layout" draw:type="lines" svg:x1="13.573cm" svg:y1="5.572cm" svg:x2="15.788cm" svg:y2="7.002cm" draw:start-shape="id14" draw:start-glue-point="7" draw:end-shape="id3" svg:d="M13573 5572h502l1713 929v501" svg:viewBox="0 0 2216 1431">
          <text:p/>
        </draw:connector>
        <draw:connector draw:style-name="gr3" draw:text-style-name="P4" draw:layer="layout" draw:type="lines" svg:x1="5.734cm" svg:y1="8.248cm" svg:x2="5.72cm" svg:y2="9.79cm" draw:start-shape="id15" draw:start-glue-point="6" draw:end-shape="id16" draw:end-glue-point="0" svg:d="M5734 82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7.018cm">
          <text:p text:style-name="P1"><text:span text:style-name="T1">ou</text:span><text:span text:style-name="T1">tm</text:span><text:span text:style-name="T1">on</text:span><text:span text:style-name="T1">.$</text:span><text:span text:style-name="T1">{d</text:span><text:span text:style-name="T1">at</text:span><text:span text:style-name="T1">as</text:span><text:span text:style-name="T1">et}</text:span><text:span text:style-name="T1">/</text:span></text:p>
          <text:p text:style-name="P1"><text:span text:style-name="T1">$</text:span><text:span text:style-name="T1">{ti</text:span><text:span text:style-name="T1">m</text:span><text:span text:style-name="T1">eli</text:span><text:span text:style-name="T1">ne</text:span><text:span text:style-name="T1">}.h</text:span><text:span text:style-name="T1">ip</text:span><text:span text:style-name="T1">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8.599cm" svg:x2="5.837cm" svg:y2="19.742cm" draw:start-shape="id11" draw:start-glue-point="6" draw:end-shape="id17" draw:end-glue-point="4" svg:d="M5841 18599v501l-4 141v501" svg:viewBox="0 0 5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4-02T15:47:18.629903557</dc:date>
    <meta:editing-duration>PT1H18M42S</meta:editing-duration>
    <meta:editing-cycles>15</meta:editing-cycles>
    <meta:generator>LibreOffice/6.0.7.3$Linux_X86_64 LibreOffice_project/00m0$Build-3</meta:generator>
    <meta:document-statistic meta:object-count="50"/>
  </office:meta>
</office:document-meta>
</file>